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527" officeooo:paragraph-rsid="000c5527"/>
    </style:style>
    <style:style style:name="P2" style:family="paragraph" style:parent-style-name="Standard">
      <style:text-properties officeooo:rsid="000d3d5f" officeooo:paragraph-rsid="000d3d5f"/>
    </style:style>
    <style:style style:name="P3" style:family="paragraph" style:parent-style-name="Standard">
      <style:text-properties officeooo:paragraph-rsid="000d3d5f"/>
    </style:style>
    <style:style style:name="T1" style:family="text">
      <style:text-properties officeooo:rsid="000d3d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 : </text:p>
      <text:p text:style-name="P1"/>
      <text:p text:style-name="P2">2 semaines entrainement jfx</text:p>
      <text:p text:style-name="P2"/>
      <text:p text:style-name="P2">1 conception (uml, représentation)</text:p>
      <text:p text:style-name="P2"/>
      <text:p text:style-name="P3"><text:span text:style-name="T1">1 semaine prototypage basique : personnage qui se déplace </text:span></text:p>
      <text:p text:style-name="P3"/>
      <text:p text:style-name="P3"><text:span text:style-name="T1">2 semaines de version alpha : version très basique avec tout qui semble fonctionner</text:span></text:p>
      <text:p text:style-name="P2"/>
      <text:p text:style-name="P2">Finalisation du jeu. Dernière semaine.</text:p>
      <text:p text:style-name="P2"/>
      <text:p text:style-name="P2">Répartition des tâches : </text:p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6:13:33.135259620</meta:creation-date>
    <dc:date>2021-04-09T16:33:51.098943791</dc:date>
    <meta:editing-duration>PT9M37S</meta:editing-duration>
    <meta:editing-cycles>1</meta:editing-cycles>
    <meta:document-statistic meta:table-count="0" meta:image-count="0" meta:object-count="0" meta:page-count="1" meta:paragraph-count="7" meta:word-count="42" meta:character-count="280" meta:non-whitespace-character-count="242"/>
    <meta:generator>LibreOffice/6.4.6.2$Linux_X86_64 LibreOffice_project/40$Build-2</meta:generator>
  </office:meta>
</office:document-meta>
</file>